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525000016BD00000982AF44FC0AAD7392D2.svg" manifest:media-type="image/svg+xml"/>
  <manifest:file-entry manifest:full-path="Pictures/100002010000004700000064D90A659150DE52D0.png" manifest:media-type="image/png"/>
  <manifest:file-entry manifest:full-path="Pictures/10000201000000DC0000005C78B310E36F62D071.png" manifest:media-type="image/png"/>
  <manifest:file-entry manifest:full-path="Pictures/10000201000000B50000010448A55A8C80DB38A3.png" manifest:media-type="image/png"/>
  <manifest:file-entry manifest:full-path="Pictures/10000DD1000012B500001AE178FC9815F93A6A0D.svg" manifest:media-type="image/svg+xml"/>
  <manifest:file-entry manifest:full-path="Pictures/10000201000000B50000005D7272352AD055FF23.png" manifest:media-type="image/png"/>
  <manifest:file-entry manifest:full-path="Pictures/1000146300001C5200000C4D7BA2CE9CC3E79AC8.svg" manifest:media-type="image/svg+xml"/>
  <manifest:file-entry manifest:full-path="Pictures/1000294C00000A5600000A56AABF6C1EA4F9B06B.svg" manifest:media-type="image/svg+xml"/>
  <manifest:file-entry manifest:full-path="Pictures/100002010000006400000064910A5D40EFDD1EB5.png" manifest:media-type="image/png"/>
  <manifest:file-entry manifest:full-path="Pictures/10000BAF00001ECD000005AF5259DB372AE9BB7E.svg" manifest:media-type="image/svg+xml"/>
  <manifest:file-entry manifest:full-path="Pictures/100002010000012A00000038A5568379D836FFC0.png" manifest:media-type="image/png"/>
  <manifest:file-entry manifest:full-path="Pictures/100002010000011200000077DF5058261CC985BC.png" manifest:media-type="image/png"/>
  <manifest:file-entry manifest:full-path="Pictures/100002010000012A00000037CB7CC06FA8DA67D1.png" manifest:media-type="image/png"/>
  <manifest:file-entry manifest:full-path="Pictures/10000BAE00001ECD000005CAF3FDCEA2A4614C9A.svg" manifest:media-type="image/svg+xml"/>
  <manifest:file-entry manifest:full-path="Pictures/100007F70000075B00000A56DCA13B1A88C14C47.svg" manifest:media-type="image/svg+xml"/>
  <manifest:file-entry manifest:full-path="Pictures/10001C1500001D5A00000F17F28ED565498B2ADB.svg" manifest:media-type="image/svg+xml"/>
  <manifest:file-entry manifest:full-path="Pictures/100002010000011C00000092EA2B101CC94CA276.png" manifest:media-type="image/png"/>
  <manifest:file-entry manifest:full-path="Pictures/10000357000012B50000099D7B177C2F2FC599B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68428" draw:marker-start-width="0.321cm" draw:marker-end-width="0.321cm" draw:fill="none" draw:textarea-horizontal-align="justify" draw:textarea-vertical-align="middle" draw:auto-grow-height="false" fo:min-height="0.686cm" fo:min-width="2.84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68428" draw:marker-start-width="0.321cm" draw:marker-end-width="0.321cm" draw:fill="none" draw:textarea-horizontal-align="justify" draw:textarea-vertical-align="middle" draw:auto-grow-height="false" fo:min-height="0.686cm" fo:min-width="1.70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68428" draw:marker-start-width="0.321cm" draw:marker-end-width="0.321cm" draw:fill="none" draw:textarea-horizontal-align="justify" draw:textarea-vertical-align="middle" draw:auto-grow-height="false" fo:min-height="0.686cm" fo:min-width="2.015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68428" draw:marker-start-width="0.321cm" draw:marker-end-width="0.321cm" draw:fill="none" draw:textarea-horizontal-align="justify" draw:textarea-vertical-align="middle" draw:auto-grow-height="false" fo:min-height="0.686cm" fo:min-width="0.93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d6e71" draw:marker-start-width="0.321cm" draw:marker-end="Rounded_20_short_20_Arrow" draw:marker-end-width="0.356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6d6e71" draw:marker-start-width="0.322cm" draw:marker-end-width="0.322cm" draw:fill-color="#f68428" draw:textarea-horizontal-align="justify" draw:textarea-vertical-align="middle" draw:auto-grow-height="false" fo:min-height="0.004cm" fo:min-width="0cm" fo:padding-top="0.166cm" fo:padding-bottom="0.166cm" fo:padding-left="0.291cm" fo:padding-right="0.291cm"/>
    </style:style>
    <style:style style:name="gr7" style:family="graphic" style:parent-style-name="standard">
      <style:graphic-properties draw:stroke="solid" svg:stroke-width="0.081cm" svg:stroke-color="#6d6e71" draw:marker-start-width="0.322cm" draw:marker-end-width="0.322cm" draw:textarea-vertical-align="middle" fo:padding-top="0.166cm" fo:padding-bottom="0.166cm" fo:padding-left="0.291cm" fo:padding-right="0.29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f68428" draw:marker-start-width="0.321cm" draw:marker-end-width="0.321cm" draw:fill="none" draw:textarea-horizontal-align="justify" draw:textarea-vertical-align="middle" draw:auto-grow-height="false" fo:min-height="1.593cm" fo:min-width="3.151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Fine_20_Dashed" svg:stroke-width="0.081cm" svg:stroke-color="#6d6e71" draw:marker-start-width="0.321cm" draw:marker-end-width="0.321cm" draw:fill="none" draw:textarea-horizontal-align="justify" draw:textarea-vertical-align="top" draw:auto-grow-height="false" fo:min-height="6.216cm" fo:min-width="3.75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1.502cm"/>
    </style:style>
    <style:style style:name="gr12" style:family="graphic" style:parent-style-name="standard">
      <style:graphic-properties draw:stroke="none" svg:stroke-color="#000000" draw:fill="none" draw:fill-color="#ffffff" fo:min-height="0.759cm"/>
    </style:style>
    <style:style style:name="gr13" style:family="graphic" style:parent-style-name="standard">
      <style:graphic-properties draw:stroke="none" svg:stroke-color="#000000" draw:fill="none" draw:fill-color="#ffffff" fo:min-height="0.761cm"/>
    </style:style>
    <style:style style:name="gr14" style:family="graphic" style:parent-style-name="objectwithoutfill">
      <style:graphic-properties svg:stroke-width="0.081cm" svg:stroke-color="#6d6e7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svg:stroke-color="#6d6e7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1cm" svg:stroke-color="#6d6e71" draw:marker-start-width="0.321cm" draw:marker-end-width="0.321cm" draw:fill="none" draw:textarea-horizontal-align="justify" draw:textarea-vertical-align="middle" draw:auto-grow-height="false" fo:min-height="8.154cm" fo:min-width="15.32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6d6e71" draw:marker-start-width="0.322cm" draw:marker-end-width="0.322cm" draw:fill-color="#f68428" draw:textarea-horizontal-align="justify" draw:textarea-vertical-align="middle" draw:auto-grow-height="false" fo:min-height="0.028cm" fo:min-width="0cm" fo:padding-top="0.166cm" fo:padding-bottom="0.166cm" fo:padding-left="0.291cm" fo:padding-right="0.291cm"/>
    </style:style>
    <style:style style:name="gr18" style:family="graphic" style:parent-style-name="standard">
      <style:graphic-properties svg:stroke-width="0.081cm" svg:stroke-color="#f68428" draw:marker-start-width="0.321cm" draw:marker-end-width="0.321cm" draw:fill="solid" draw:fill-color="#f79420" draw:textarea-horizontal-align="justify" draw:textarea-vertical-align="middle" draw:auto-grow-height="false" fo:min-height="1.593cm" fo:min-width="3.151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68428"/>
      <style:paragraph-properties fo:text-align="center"/>
    </style:style>
    <style:style style:name="P5" style:family="paragraph">
      <style:paragraph-properties fo:margin-left="0cm" fo:margin-right="0.051cm" fo:text-align="center" fo:text-indent="0.051cm"/>
    </style:style>
    <style:style style:name="P6" style:family="paragraph">
      <loext:graphic-properties draw:fill="none"/>
      <style:paragraph-properties fo:margin-left="0cm" fo:margin-right="0.051cm" fo:text-align="center" fo:text-indent="0.051cm"/>
      <style:text-properties style:font-name="Futura Bk BT"/>
    </style:style>
    <style:style style:name="P7" style:family="paragraph">
      <loext:graphic-properties draw:fill="none"/>
      <style:paragraph-properties fo:margin-left="0cm" fo:margin-right="0.051cm" fo:text-align="start" fo:text-indent="0.051cm"/>
      <style:text-properties style:font-name="Futura Bk BT"/>
    </style:style>
    <style:style style:name="P8" style:family="paragraph">
      <loext:graphic-properties draw:fill="none" draw:fill-color="#ffffff"/>
      <style:paragraph-properties fo:text-align="center"/>
      <style:text-properties style:font-name="Futura Bk BT"/>
    </style:style>
    <style:style style:name="P9" style:family="paragraph">
      <loext:graphic-properties draw:fill="solid" draw:fill-color="#f79420"/>
      <style:paragraph-properties fo:margin-left="0cm" fo:margin-right="0.051cm" fo:text-align="center" fo:text-indent="0.051cm"/>
      <style:text-properties style:font-name="Futura Bk B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Futura Bk B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1.016cm" svg:x="3.735cm" svg:y="2.56cm">
          <text:p text:style-name="P1"><text:span text:style-name="T1">Require</text:span><text:span text:style-name="T1">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85cm" svg:height="1.016cm" svg:x="8.435cm" svg:y="2.56cm">
          <text:p text:style-name="P1"><text:span text:style-name="T1">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95cm" svg:height="1.016cm" svg:x="11.935cm" svg:y="2.56cm">
          <text:p text:style-name="P1"><text:span text:style-name="T1">Impl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516cm" svg:height="1.016cm" svg:x="15.935cm" svg:y="2.56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164cm" svg:y1="3.068cm" svg:x2="8.435cm" svg:y2="3.068cm" draw:start-shape="id1" draw:start-glue-point="1" draw:end-shape="id2" svg:d="M7164 3068h1271" svg:viewBox="0 0 1272 1">
          <text:p/>
        </draw:connector>
        <draw:connector draw:style-name="gr5" draw:text-style-name="P3" draw:layer="layout" draw:type="line" svg:x1="10.72cm" svg:y1="3.068cm" svg:x2="11.935cm" svg:y2="3.068cm" draw:start-shape="id2" draw:start-glue-point="1" draw:end-shape="id3" svg:d="M10720 3068h1215" svg:viewBox="0 0 1216 1">
          <text:p/>
        </draw:connector>
        <draw:connector draw:style-name="gr5" draw:text-style-name="P3" draw:layer="layout" draw:type="line" svg:x1="14.53cm" svg:y1="3.068cm" svg:x2="15.935cm" svg:y2="3.068cm" draw:start-shape="id3" draw:start-glue-point="1" draw:end-shape="id4" draw:end-glue-point="3" svg:d="M14530 3068h1405" svg:viewBox="0 0 1406 1">
          <text:p/>
        </draw:connector>
        <draw:custom-shape draw:style-name="gr6" draw:text-style-name="P4" xml:id="id5" draw:id="id5" draw:layer="layout" svg:width="0.508cm" svg:height="0.508cm" svg:x="7.377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2.833cm" svg:x1="7.631cm" svg:y1="3.313cm" svg:x2="2.589cm" svg:y2="10.148cm" draw:start-shape="id5" draw:start-glue-point="8" svg:d="M7631 3313v856h-5042v5979" svg:viewBox="0 0 5043 6836">
          <text:p/>
        </draw:connector>
        <draw:connector draw:style-name="gr7" draw:text-style-name="P1" draw:layer="layout" draw:line-skew="-2.833cm" svg:x1="7.631cm" svg:y1="3.313cm" svg:x2="18.494cm" svg:y2="10.16cm" draw:start-shape="id5" draw:start-glue-point="8" svg:d="M7631 3313v862h10863v5985" svg:viewBox="0 0 10864 6848">
          <text:p/>
        </draw:connector>
        <draw:frame draw:style-name="gr8" draw:text-style-name="P3" draw:layer="layout" svg:width="2.645cm" svg:height="2.645cm" svg:x="4.069cm" svg:y="4.884cm">
          <draw:image xlink:href="Pictures/1000294C00000A5600000A56AABF6C1EA4F9B06B.svg" xlink:type="simple" xlink:show="embed" xlink:actuate="onLoad">
            <text:p/>
          </draw:image>
          <draw:image xlink:href="Pictures/100002010000006400000064910A5D40EFDD1EB5.png" xlink:type="simple" xlink:show="embed" xlink:actuate="onLoad"/>
        </draw:frame>
        <draw:frame draw:style-name="gr8" draw:text-style-name="P3" draw:layer="layout" svg:width="3.156cm" svg:height="2.456cm" svg:x="3.757cm" svg:y="8.346cm">
          <draw:image xlink:href="Pictures/10000DD1000012B500001AE178FC9815F93A6A0D.svg" xlink:type="simple" xlink:show="embed" xlink:actuate="onLoad">
            <text:p/>
          </draw:image>
          <draw:image xlink:href="Pictures/10000201000000B50000010448A55A8C80DB38A3.png" xlink:type="simple" xlink:show="embed" xlink:actuate="onLoad"/>
        </draw:frame>
        <draw:custom-shape draw:style-name="gr9" draw:text-style-name="P6" xml:id="id7" draw:id="id7" draw:layer="layout" svg:width="3.937cm" svg:height="2.129cm" svg:x="9.128cm" svg:y="4.556cm">
          <text:p text:style-name="P5"><text:span text:style-name="T2">Functional</text:span></text:p>
          <text:p text:style-name="P5"><text:span text:style-name="T2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8" draw:id="id8" draw:layer="layout" svg:width="3.937cm" svg:height="2.129cm" svg:x="9.128cm" svg:y="7.061cm">
          <text:p text:style-name="P5"><text:span text:style-name="T2">Structural</text:span></text:p>
          <text:p text:style-name="P5"><text:span text:style-name="T2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9" draw:id="id9" draw:layer="layout" svg:width="3.937cm" svg:height="2.129cm" svg:x="9.128cm" svg:y="9.539cm">
          <text:p text:style-name="P5"><text:span text:style-name="T2">Behavior</text:span><text:span text:style-name="T2">al</text:span></text:p>
          <text:p text:style-name="P5"><text:span text:style-name="T2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6" draw:id="id6" draw:layer="layout" svg:width="4.806cm" svg:height="7.014cm" svg:x="2.973cm" svg:y="4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xml:id="id10" draw:id="id10" draw:layer="layout" svg:width="2.645cm" svg:height="2.475cm" svg:x="14.799cm" svg:y="6.888cm">
          <draw:image xlink:href="Pictures/1000294C00000A5600000A56AABF6C1EA4F9B06B.svg" xlink:type="simple" xlink:show="embed" xlink:actuate="onLoad">
            <text:p/>
          </draw:image>
          <draw:image xlink:href="Pictures/100002010000006400000064910A5D40EFDD1EB5.png" xlink:type="simple" xlink:show="embed" xlink:actuate="onLoad"/>
        </draw:frame>
        <draw:frame draw:style-name="gr11" draw:text-style-name="P8" draw:layer="layout" svg:width="3.556cm" svg:height="1.767cm" svg:x="14.343cm" svg:y="9.2cm">
          <draw:text-box>
            <text:p text:style-name="P1"><text:span text:style-name="T2">System</text:span></text:p>
            <text:p text:style-name="P1"><text:span text:style-name="T2">Proposal</text:span></text:p>
          </draw:text-box>
        </draw:frame>
        <draw:frame draw:style-name="gr12" draw:text-style-name="P8" draw:layer="layout" svg:width="3.302cm" svg:height="1.009cm" svg:x="3.693cm" svg:y="7.329cm">
          <draw:text-box>
            <text:p text:style-name="P1"><text:span text:style-name="T2">Req Spec</text:span></text:p>
          </draw:text-box>
        </draw:frame>
        <draw:frame draw:style-name="gr13" draw:text-style-name="P8" draw:layer="layout" svg:width="3.885cm" svg:height="1.011cm" svg:x="3.293cm" svg:y="10.63cm">
          <draw:text-box>
            <text:p text:style-name="P1"><text:span text:style-name="T2">User </text:span><text:span text:style-name="T2">Stories</text:span></text:p>
          </draw:text-box>
        </draw:frame>
        <draw:connector draw:style-name="gr14" draw:text-style-name="P3" draw:layer="layout" draw:type="line" svg:x1="7.779cm" svg:y1="8.134cm" svg:x2="9.128cm" svg:y2="5.62cm" draw:start-shape="id6" draw:start-glue-point="1" draw:end-shape="id7" draw:end-glue-point="3" svg:d="M7779 8134l1349-2514" svg:viewBox="0 0 1350 2515">
          <text:p/>
        </draw:connector>
        <draw:connector draw:style-name="gr14" draw:text-style-name="P3" draw:layer="layout" draw:type="line" svg:x1="7.779cm" svg:y1="8.134cm" svg:x2="9.128cm" svg:y2="8.125cm" draw:start-shape="id6" draw:start-glue-point="1" draw:end-shape="id8" draw:end-glue-point="3" svg:d="M7779 8134l1349-9" svg:viewBox="0 0 1350 10">
          <text:p/>
        </draw:connector>
        <draw:connector draw:style-name="gr14" draw:text-style-name="P3" draw:layer="layout" draw:type="line" svg:x1="7.779cm" svg:y1="8.134cm" svg:x2="9.128cm" svg:y2="10.603cm" draw:start-shape="id6" draw:start-glue-point="1" draw:end-shape="id9" svg:d="M7779 8134l1349 2469" svg:viewBox="0 0 1350 2470">
          <text:p/>
        </draw:connector>
        <draw:connector draw:style-name="gr15" draw:text-style-name="P3" draw:layer="layout" svg:x1="13.065cm" svg:y1="10.603cm" svg:x2="14.799cm" svg:y2="8.125cm" draw:start-shape="id9" draw:start-glue-point="1" draw:end-shape="id10" svg:d="M13065 10603h888v-2478h846" svg:viewBox="0 0 1735 2479">
          <text:p/>
        </draw:connector>
        <draw:connector draw:style-name="gr15" draw:text-style-name="P3" draw:layer="layout" svg:x1="13.065cm" svg:y1="8.125cm" svg:x2="14.799cm" svg:y2="8.125cm" draw:start-shape="id8" draw:start-glue-point="1" draw:end-shape="id10" draw:end-glue-point="3" svg:d="M13065 8125h1734" svg:viewBox="0 0 1735 1">
          <text:p/>
        </draw:connector>
        <draw:connector draw:style-name="gr15" draw:text-style-name="P3" draw:layer="layout" svg:x1="13.065cm" svg:y1="5.62cm" svg:x2="14.799cm" svg:y2="8.125cm" draw:start-shape="id7" draw:start-glue-point="1" draw:end-shape="id10" draw:end-glue-point="3" svg:d="M13065 5620h888v2505h846" svg:viewBox="0 0 1735 2506">
          <text:p/>
        </draw:connector>
        <draw:custom-shape draw:style-name="gr16" draw:text-style-name="P3" draw:layer="layout" svg:width="15.9cm" svg:height="8.484cm" svg:x="2.6cm" svg:y="4.1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1" draw:id="id11" draw:layer="layout" svg:width="3.429cm" svg:height="1.016cm" svg:x="3.736cm" svg:y="2.561cm">
          <text:p text:style-name="P1"><text:span text:style-name="T1">Require</text:span><text:span text:style-name="T1">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285cm" svg:height="1.016cm" svg:x="8.436cm" svg:y="2.561cm">
          <text:p text:style-name="P1"><text:span text:style-name="T1">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2.595cm" svg:height="1.016cm" svg:x="11.936cm" svg:y="2.561cm">
          <text:p text:style-name="P1"><text:span text:style-name="T1">Impl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1.516cm" svg:height="1.016cm" svg:x="15.936cm" svg:y="2.561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165cm" svg:y1="3.069cm" svg:x2="8.436cm" svg:y2="3.069cm" draw:start-shape="id11" draw:start-glue-point="1" draw:end-shape="id12" svg:d="M7165 3069h1271" svg:viewBox="0 0 1272 1">
          <text:p/>
        </draw:connector>
        <draw:connector draw:style-name="gr5" draw:text-style-name="P3" draw:layer="layout" draw:type="line" svg:x1="10.721cm" svg:y1="3.069cm" svg:x2="11.936cm" svg:y2="3.069cm" draw:start-shape="id12" draw:start-glue-point="1" draw:end-shape="id13" svg:d="M10721 3069h1215" svg:viewBox="0 0 1216 1">
          <text:p/>
        </draw:connector>
        <draw:connector draw:style-name="gr5" draw:text-style-name="P3" draw:layer="layout" draw:type="line" svg:x1="14.531cm" svg:y1="3.069cm" svg:x2="15.936cm" svg:y2="3.069cm" draw:start-shape="id13" draw:start-glue-point="1" draw:end-shape="id14" draw:end-glue-point="3" svg:d="M14531 3069h1405" svg:viewBox="0 0 1406 1">
          <text:p/>
        </draw:connector>
        <draw:custom-shape draw:style-name="gr17" draw:text-style-name="P4" xml:id="id15" draw:id="id15" draw:layer="layout" svg:width="0.508cm" svg:height="0.508cm" svg:x="7.378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2.833cm" svg:x1="7.632cm" svg:y1="3.314cm" svg:x2="2.59cm" svg:y2="10.149cm" draw:start-shape="id15" draw:start-glue-point="8" svg:d="M7632 3314v856h-5042v5979" svg:viewBox="0 0 5043 6836">
          <text:p/>
        </draw:connector>
        <draw:connector draw:style-name="gr7" draw:text-style-name="P1" draw:layer="layout" draw:line-skew="-2.833cm" svg:x1="7.632cm" svg:y1="3.314cm" svg:x2="18.495cm" svg:y2="10.161cm" draw:start-shape="id15" draw:start-glue-point="8" svg:d="M7632 3314v862h10863v5985" svg:viewBox="0 0 10864 6848">
          <text:p/>
        </draw:connector>
        <draw:frame draw:style-name="gr8" draw:text-style-name="P3" draw:layer="layout" svg:width="2.645cm" svg:height="2.645cm" svg:x="4.07cm" svg:y="4.885cm">
          <draw:image xlink:href="Pictures/1000294C00000A5600000A56AABF6C1EA4F9B06B.svg" xlink:type="simple" xlink:show="embed" xlink:actuate="onLoad">
            <text:p/>
          </draw:image>
          <draw:image xlink:href="Pictures/100002010000006400000064910A5D40EFDD1EB5.png" xlink:type="simple" xlink:show="embed" xlink:actuate="onLoad"/>
        </draw:frame>
        <draw:frame draw:style-name="gr8" draw:text-style-name="P3" draw:layer="layout" svg:width="3.156cm" svg:height="2.456cm" svg:x="3.758cm" svg:y="8.347cm">
          <draw:image xlink:href="Pictures/10000DD1000012B500001AE178FC9815F93A6A0D.svg" xlink:type="simple" xlink:show="embed" xlink:actuate="onLoad">
            <text:p/>
          </draw:image>
          <draw:image xlink:href="Pictures/10000201000000B50000010448A55A8C80DB38A3.png" xlink:type="simple" xlink:show="embed" xlink:actuate="onLoad"/>
        </draw:frame>
        <draw:custom-shape draw:style-name="gr18" draw:text-style-name="P9" xml:id="id17" draw:id="id17" draw:layer="layout" svg:width="3.937cm" svg:height="2.129cm" svg:x="9.129cm" svg:y="4.557cm">
          <text:p text:style-name="P5"><text:span text:style-name="T2">F</text:span><text:span text:style-name="T2">u</text:span><text:span text:style-name="T2">nc</text:span><text:span text:style-name="T2">ti</text:span><text:span text:style-name="T2">o</text:span><text:span text:style-name="T2">n</text:span><text:span text:style-name="T2">al</text:span></text:p>
          <text:p text:style-name="P5"><text:span text:style-name="T2">M</text:span><text:span text:style-name="T2">o</text:span><text:span text:style-name="T2">d</text:span><text:span text:style-name="T2">el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8" draw:id="id18" draw:layer="layout" svg:width="3.937cm" svg:height="2.129cm" svg:x="9.129cm" svg:y="7.062cm">
          <text:p text:style-name="P5"><text:span text:style-name="T2">Str</text:span><text:span text:style-name="T2">uct</text:span><text:span text:style-name="T2">ur</text:span><text:span text:style-name="T2">al</text:span></text:p>
          <text:p text:style-name="P5"><text:span text:style-name="T2">M</text:span><text:span text:style-name="T2">od</text:span><text:span text:style-name="T2">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9" draw:id="id19" draw:layer="layout" svg:width="3.937cm" svg:height="2.129cm" svg:x="9.129cm" svg:y="9.54cm">
          <text:p text:style-name="P5"><text:span text:style-name="T2">Behavio</text:span><text:span text:style-name="T2">ral</text:span></text:p>
          <text:p text:style-name="P5"><text:span text:style-name="T2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6" draw:id="id16" draw:layer="layout" svg:width="4.806cm" svg:height="7.014cm" svg:x="2.974cm" svg:y="4.6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xml:id="id20" draw:id="id20" draw:layer="layout" svg:width="2.645cm" svg:height="2.475cm" svg:x="14.8cm" svg:y="6.889cm">
          <draw:image xlink:href="Pictures/1000294C00000A5600000A56AABF6C1EA4F9B06B.svg" xlink:type="simple" xlink:show="embed" xlink:actuate="onLoad">
            <text:p/>
          </draw:image>
          <draw:image xlink:href="Pictures/100002010000006400000064910A5D40EFDD1EB5.png" xlink:type="simple" xlink:show="embed" xlink:actuate="onLoad"/>
        </draw:frame>
        <draw:frame draw:style-name="gr11" draw:text-style-name="P8" draw:layer="layout" svg:width="3.556cm" svg:height="1.767cm" svg:x="14.344cm" svg:y="9.201cm">
          <draw:text-box>
            <text:p text:style-name="P1"><text:span text:style-name="T2">Sy</text:span><text:span text:style-name="T2">st</text:span><text:span text:style-name="T2">e</text:span><text:span text:style-name="T2">m</text:span></text:p>
            <text:p text:style-name="P1"><text:span text:style-name="T2">Pr</text:span><text:span text:style-name="T2">o</text:span><text:span text:style-name="T2">p</text:span><text:span text:style-name="T2">os</text:span><text:span text:style-name="T2">al</text:span></text:p>
          </draw:text-box>
        </draw:frame>
        <draw:frame draw:style-name="gr12" draw:text-style-name="P8" draw:layer="layout" svg:width="3.302cm" svg:height="1.009cm" svg:x="3.694cm" svg:y="7.33cm">
          <draw:text-box>
            <text:p text:style-name="P1"><text:span text:style-name="T2">R</text:span><text:span text:style-name="T2">e</text:span><text:span text:style-name="T2">q </text:span><text:span text:style-name="T2">S</text:span><text:span text:style-name="T2">p</text:span><text:span text:style-name="T2">ec</text:span></text:p>
          </draw:text-box>
        </draw:frame>
        <draw:frame draw:style-name="gr13" draw:text-style-name="P8" draw:layer="layout" svg:width="3.885cm" svg:height="1.011cm" svg:x="3.294cm" svg:y="10.631cm">
          <draw:text-box>
            <text:p text:style-name="P1"><text:span text:style-name="T2">U</text:span><text:span text:style-name="T2">se</text:span><text:span text:style-name="T2">r </text:span><text:span text:style-name="T2">St</text:span><text:span text:style-name="T2">or</text:span><text:span text:style-name="T2">ie</text:span><text:span text:style-name="T2">s</text:span></text:p>
          </draw:text-box>
        </draw:frame>
        <draw:connector draw:style-name="gr14" draw:text-style-name="P3" draw:layer="layout" draw:type="line" svg:x1="7.78cm" svg:y1="8.135cm" svg:x2="9.129cm" svg:y2="5.621cm" draw:start-shape="id16" draw:start-glue-point="1" draw:end-shape="id17" draw:end-glue-point="3" svg:d="M7780 8135l1349-2514" svg:viewBox="0 0 1350 2515">
          <text:p/>
        </draw:connector>
        <draw:connector draw:style-name="gr14" draw:text-style-name="P3" draw:layer="layout" draw:type="line" svg:x1="7.78cm" svg:y1="8.135cm" svg:x2="9.129cm" svg:y2="8.126cm" draw:start-shape="id16" draw:start-glue-point="1" draw:end-shape="id18" draw:end-glue-point="3" svg:d="M7780 8135l1349-9" svg:viewBox="0 0 1350 10">
          <text:p/>
        </draw:connector>
        <draw:connector draw:style-name="gr14" draw:text-style-name="P3" draw:layer="layout" draw:type="line" svg:x1="7.78cm" svg:y1="8.135cm" svg:x2="9.129cm" svg:y2="10.604cm" draw:start-shape="id16" draw:start-glue-point="1" draw:end-shape="id19" svg:d="M7780 8135l1349 2469" svg:viewBox="0 0 1350 2470">
          <text:p/>
        </draw:connector>
        <draw:connector draw:style-name="gr15" draw:text-style-name="P3" draw:layer="layout" svg:x1="13.066cm" svg:y1="10.604cm" svg:x2="14.8cm" svg:y2="8.126cm" draw:start-shape="id19" draw:start-glue-point="1" draw:end-shape="id20" svg:d="M13066 10604h888v-2478h846" svg:viewBox="0 0 1735 2479">
          <text:p/>
        </draw:connector>
        <draw:connector draw:style-name="gr15" draw:text-style-name="P3" draw:layer="layout" svg:x1="13.066cm" svg:y1="8.126cm" svg:x2="14.8cm" svg:y2="8.126cm" draw:start-shape="id18" draw:start-glue-point="1" draw:end-shape="id20" draw:end-glue-point="3" svg:d="M13066 8126h1734" svg:viewBox="0 0 1735 1">
          <text:p/>
        </draw:connector>
        <draw:connector draw:style-name="gr15" draw:text-style-name="P3" draw:layer="layout" svg:x1="13.066cm" svg:y1="5.621cm" svg:x2="14.8cm" svg:y2="8.126cm" draw:start-shape="id17" draw:start-glue-point="1" draw:end-shape="id20" draw:end-glue-point="3" svg:d="M13066 5621h888v2505h846" svg:viewBox="0 0 1735 2506">
          <text:p/>
        </draw:connector>
        <draw:custom-shape draw:style-name="gr16" draw:text-style-name="P3" draw:layer="layout" svg:width="15.9cm" svg:height="8.484cm" svg:x="2.601cm" svg:y="4.17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9" draw:text-style-name="P1" draw:layer="layout" svg:width="1.882cm" svg:height="2.645cm" svg:x="4.429cm" svg:y="3.435cm">
          <draw:image xlink:href="Pictures/100007F70000075B00000A56DCA13B1A88C14C47.svg" xlink:type="simple" xlink:show="embed" xlink:actuate="onLoad">
            <text:p/>
          </draw:image>
          <draw:image xlink:href="Pictures/100002010000004700000064D90A659150DE52D0.png" xlink:type="simple" xlink:show="embed" xlink:actuate="onLoad"/>
        </draw:frame>
        <draw:frame draw:style-name="gr19" draw:text-style-name="P1" draw:layer="layout" svg:width="7.249cm" svg:height="3.148cm" svg:x="5.45cm" svg:y="9.962cm">
          <draw:image xlink:href="Pictures/1000146300001C5200000C4D7BA2CE9CC3E79AC8.svg" xlink:type="simple" xlink:show="embed" xlink:actuate="onLoad">
            <text:p/>
          </draw:image>
          <draw:image xlink:href="Pictures/100002010000011200000077DF5058261CC985BC.png" xlink:type="simple" xlink:show="embed" xlink:actuate="onLoad"/>
        </draw:frame>
        <draw:frame draw:style-name="gr19" draw:text-style-name="P1" draw:layer="layout" svg:width="7.884cm" svg:height="1.481cm" svg:x="6.832cm" svg:y="7.604cm">
          <draw:image xlink:href="Pictures/10000BAE00001ECD000005CAF3FDCEA2A4614C9A.svg" xlink:type="simple" xlink:show="embed" xlink:actuate="onLoad">
            <text:p/>
          </draw:image>
          <draw:image xlink:href="Pictures/100002010000012A00000038A5568379D836FFC0.png" xlink:type="simple" xlink:show="embed" xlink:actuate="onLoad"/>
        </draw:frame>
        <draw:frame draw:style-name="gr19" draw:text-style-name="P1" draw:layer="layout" svg:width="7.513cm" svg:height="3.862cm" svg:x="5.298cm" svg:y="13.902cm">
          <draw:image xlink:href="Pictures/10001C1500001D5A00000F17F28ED565498B2ADB.svg" xlink:type="simple" xlink:show="embed" xlink:actuate="onLoad">
            <text:p/>
          </draw:image>
          <draw:image xlink:href="Pictures/100002010000011C00000092EA2B101CC94CA276.png" xlink:type="simple" xlink:show="embed" xlink:actuate="onLoad"/>
        </draw:frame>
        <draw:frame draw:style-name="gr19" draw:text-style-name="P1" draw:layer="layout" svg:width="7.884cm" svg:height="1.454cm" svg:x="8.61cm" svg:y="3.61cm">
          <draw:image xlink:href="Pictures/10000BAF00001ECD000005AF5259DB372AE9BB7E.svg" xlink:type="simple" xlink:show="embed" xlink:actuate="onLoad">
            <text:p/>
          </draw:image>
          <draw:image xlink:href="Pictures/100002010000012A00000037CB7CC06FA8DA67D1.png" xlink:type="simple" xlink:show="embed" xlink:actuate="onLoad"/>
        </draw:frame>
        <draw:frame draw:style-name="gr19" draw:text-style-name="P1" draw:layer="layout" svg:width="4.788cm" svg:height="2.46cm" svg:x="14.589cm" svg:y="10.351cm">
          <draw:image xlink:href="Pictures/10000357000012B50000099D7B177C2F2FC599B2.svg" xlink:type="simple" xlink:show="embed" xlink:actuate="onLoad">
            <text:p/>
          </draw:image>
          <draw:image xlink:href="Pictures/10000201000000B50000005D7272352AD055FF23.png" xlink:type="simple" xlink:show="embed" xlink:actuate="onLoad"/>
        </draw:frame>
        <draw:frame draw:style-name="gr19" draw:text-style-name="P1" draw:layer="layout" svg:width="5.82cm" svg:height="2.433cm" svg:x="13.573cm" svg:y="14.442cm">
          <draw:image xlink:href="Pictures/10000525000016BD00000982AF44FC0AAD7392D2.svg" xlink:type="simple" xlink:show="embed" xlink:actuate="onLoad">
            <text:p/>
          </draw:image>
          <draw:image xlink:href="Pictures/10000201000000DC0000005C78B310E36F62D07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2:13:20.194783175</meta:creation-date>
    <dc:date>2018-09-10T04:28:54.711365217</dc:date>
    <meta:editing-duration>PT1H40M27S</meta:editing-duration>
    <meta:editing-cycles>2</meta:editing-cycles>
    <meta:generator>LibreOffice/6.0.3.2$Linux_X86_64 LibreOffice_project/00m0$Build-2</meta:generator>
    <meta:document-statistic meta:object-count="61"/>
  </office:meta>
</office:document-meta>
</file>